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uda" svg:font-family="Garuda" style:font-pitch="variable"/>
    <style:font-face style:name="Gentium" svg:font-family="Gentium" style:font-pitch="variable"/>
    <style:font-face style:name="Loma" svg:font-family="Loma"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rlito" svg:font-family="Carlito"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4pt" fo:font-weight="bold" officeooo:rsid="0011f73e" officeooo:paragraph-rsid="0011f73e" style:font-size-asian="14pt" style:font-weight-asian="bold" style:font-size-complex="14pt" style:font-weight-complex="bold"/>
    </style:style>
    <style:style style:name="P2" style:family="paragraph" style:parent-style-name="Standard">
      <style:text-properties style:font-name="Verdana" fo:font-size="12pt" fo:font-weight="normal" officeooo:rsid="0011f73e" officeooo:paragraph-rsid="0011f73e" style:font-size-asian="12pt" style:font-weight-asian="normal" style:font-size-complex="12pt" style:font-weight-complex="normal"/>
    </style:style>
    <style:style style:name="P3" style:family="paragraph" style:parent-style-name="Standard">
      <style:text-properties style:font-name="Verdana" fo:font-size="12pt" fo:font-weight="normal" officeooo:rsid="0014d858" officeooo:paragraph-rsid="0014d858" style:font-size-asian="12pt" style:font-weight-asian="normal" style:font-size-complex="12pt" style:font-weight-complex="normal"/>
    </style:style>
    <style:style style:name="P4" style:family="paragraph" style:parent-style-name="Standard">
      <style:text-properties style:font-name="Verdana" fo:font-size="12pt" fo:font-weight="normal" officeooo:rsid="0012520d" officeooo:paragraph-rsid="0012520d" style:font-size-asian="12pt" style:font-weight-asian="normal" style:font-size-complex="12pt" style:font-weight-complex="normal"/>
    </style:style>
    <style:style style:name="P5" style:family="paragraph" style:parent-style-name="Standard">
      <style:text-properties style:font-name="Verdana" fo:font-size="12pt" fo:font-weight="normal" officeooo:rsid="001824e7" officeooo:paragraph-rsid="001824e7" style:font-size-asian="12pt" style:font-weight-asian="normal" style:font-size-complex="12pt" style:font-weight-complex="normal"/>
    </style:style>
    <style:style style:name="P6" style:family="paragraph" style:parent-style-name="Standard">
      <style:text-properties style:font-name="Verdana" fo:font-size="12pt" fo:font-weight="normal" officeooo:rsid="001a58b6" officeooo:paragraph-rsid="001b3133" style:font-size-asian="12pt" style:font-weight-asian="normal" style:font-size-complex="12pt" style:font-weight-complex="normal"/>
    </style:style>
    <style:style style:name="P7" style:family="paragraph" style:parent-style-name="Standard">
      <style:text-properties style:font-name="Verdana" fo:font-size="12pt" fo:font-weight="normal" officeooo:rsid="001d12c7" officeooo:paragraph-rsid="001d12c7" style:font-size-asian="12pt" style:font-weight-asian="normal" style:font-size-complex="12pt" style:font-weight-complex="normal"/>
    </style:style>
    <style:style style:name="P8" style:family="paragraph" style:parent-style-name="Standard">
      <style:text-properties style:font-name="Verdana" fo:font-size="12pt" fo:font-weight="normal" officeooo:rsid="001db3f2" officeooo:paragraph-rsid="00205db8" style:font-size-asian="12pt" style:font-weight-asian="normal" style:font-size-complex="12pt" style:font-weight-complex="normal"/>
    </style:style>
    <style:style style:name="P9" style:family="paragraph" style:parent-style-name="Standard">
      <style:text-properties style:font-name="Verdana" fo:font-size="12pt" fo:font-weight="normal" officeooo:rsid="0021ff0d" officeooo:paragraph-rsid="0021ff0d" style:font-size-asian="12pt" style:font-weight-asian="normal" style:font-size-complex="12pt" style:font-weight-complex="normal"/>
    </style:style>
    <style:style style:name="T1" style:family="text">
      <style:text-properties officeooo:rsid="001824e7"/>
    </style:style>
    <style:style style:name="T2" style:family="text">
      <style:text-properties officeooo:rsid="001a58b6"/>
    </style:style>
    <style:style style:name="T3" style:family="text">
      <style:text-properties officeooo:rsid="001b3133"/>
    </style:style>
    <style:style style:name="T4" style:family="text">
      <style:text-properties officeooo:rsid="001db3f2"/>
    </style:style>
    <style:style style:name="T5" style:family="text">
      <style:text-properties officeooo:rsid="001dc400"/>
    </style:style>
    <style:style style:name="T6" style:family="text">
      <style:text-properties officeooo:rsid="001ea04f"/>
    </style:style>
    <style:style style:name="T7" style:family="text">
      <style:text-properties officeooo:rsid="0021ff0d"/>
    </style:style>
    <style:style style:name="T8" style:family="text">
      <style:text-properties officeooo:rsid="002276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eraatti Craig Larman:in ja Bas Vodde:n artikkelista LeanPrimer, versio 1.6</text:p>
      <text:p text:style-name="P2"/>
      <text:p text:style-name="P2">12.12.2017, <text:span text:style-name="T1">Eeva-Maria Laiho</text:span></text:p>
      <text:p text:style-name="P2"/>
      <text:p text:style-name="P3">Craig Larman ja Bas Vodde ovat kirjoittaneet kirjan Scaling Lean &amp; Agile Development. He toimivat johdon <text:span text:style-name="T2">konsultteina ja lean ajattelun valmentajina Xeroxilla ja Nokia Networksillä</text:span>.</text:p>
      <text:p text:style-name="P3"/>
      <text:p text:style-name="P6">Lean tai lean ajattelu on toimintamall<text:span text:style-name="T3">i</text:span>, <text:span text:style-name="T3">mikä</text:span> sovelt<text:span text:style-name="T3">uu</text:span> koko yritykseen <text:span text:style-name="T3">toiminnan ohjaamiseen</text:span> tuotekehityksestä henkilöstöjohtamiseen. Lean on <text:span text:style-name="T3">alunperin </text:span>autovalmistaja Toyota:lla kehitetty toimintamalli “Toyota way”. Lean -termi on MIT:n tutkijoiden <text:span text:style-name="T3">kehittämä ja </text:span>popularisoima. <text:span text:style-name="T3">Lean</text:span> <text:span text:style-name="T3">ajattelu </text:span>soveltuu <text:span text:style-name="T3">toimintamalliksi </text:span>paitsi valmistus- <text:span text:style-name="T3">myös palvelu</text:span>liike­toimintaan, esimerkiksi terveydenhuoltoalalle. </text:p>
      <text:p text:style-name="P6"/>
      <text:p text:style-name="P7">Lean <text:span text:style-name="T7">ajattelun</text:span> tavoitteena on tuottaa lisäarvoa kestävästi ja nopeasti. Toimintaa kehitetään jatkuvasti esimerkiksi lyhentämällä läpimenoaikoja, poistamalla pullonkauloja ja <text:span text:style-name="T4">poistamalla</text:span> arvoa tuottamato<text:span text:style-name="T4">mia</text:span> <text:span text:style-name="T4">panoksia kuten odotusaikaa tai jätettä</text:span>. Kehittämisessä keskitytään <text:span text:style-name="T4">parantamaan </text:span>lisäarvon <text:span text:style-name="T4">tuottoa asiakkaalle: lean ajattelussa asiakas on paitsi loppuasiakas, myös tuotantoprosessin seuraava vaihe tai työntekijä.</text:span></text:p>
      <text:p text:style-name="P7"/>
      <text:p text:style-name="P8">Lean <text:span text:style-name="T7">ajattelun</text:span> <text:span text:style-name="T5">perustalla</text:span> on <text:span text:style-name="T6">mentoroinnin kulttuuri</text:span>. <text:span text:style-name="T6">Toyotalla uudet työntekijät koulutetaan lean ajatteluun mm mentoroinnin kautta. Yrityksen esimiehet ja johto ovat hyvin perehtyneet lean ajattelun ja ovat prosessin kehittämisen ja ongelmanratkaisun asiantuntijoita ja työntekijöiden valmentaminen on keskeinen osa heidän työtään. </text:span></text:p>
      <text:p text:style-name="P8"/>
      <text:p text:style-name="P9">Lean ajattelun keskeiset toimintatavat ovat ihmisten kunnioittaminen ja jatkuva kehittäminen. Ihmisten kunnioittaminen ilmenee mm hukkatyön vähentämisessä, mentoroinnissa ja työympäristön kehittämisessä. Työntekijöitä opastetaan ratkaisemaan itse työnteossa ilmeneviä puutteita ja ongelmia. Jatkuva kehittäminen <text:span text:style-name="T8">ilmenee monissa </text:span>toimintata<text:span text:style-name="T8">voissa</text:span>, mm Go See, <text:span text:style-name="T8">millä takoitetaan sitä että johtajat ylin johto mukaan lukien käyvät säännöllisesti työn teon paikoilla </text:span>ja kaizen, <text:span text:style-name="T8">millä viitataan jatkuvan kehittämisen ajattelutapaan ja prosessiin.</text:span> </text:p>
      <text:p text:style-name="P6"/>
      <text:p text:style-name="P5">Lean nähdään toisinaan virheellisesti <text:span text:style-name="T3">pelkkänä </text:span>kokoelmana työkaluja, kuten kanban tai one-piece-flow <text:span text:style-name="T3">tai keinona vähentää jätettä</text:span>. <text:span text:style-name="T3">Näitä keskeisempää on kuitenkin lean ajattelun peruspilarit: työntekijöiden kunnioittaminen ja jatkuva kehittyminen.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aruda" svg:font-family="Garuda" style:font-pitch="variable"/>
    <style:font-face style:name="Gentium" svg:font-family="Gentium" style:font-pitch="variable"/>
    <style:font-face style:name="Loma" svg:font-family="Loma"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rlito" svg:font-family="Carlito"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2:56:14.250174841</meta:creation-date>
    <dc:date>2017-12-13T11:14:00.683872192</dc:date>
    <meta:editing-duration>PT59M17S</meta:editing-duration>
    <meta:editing-cycles>9</meta:editing-cycles>
    <meta:generator>LibreOffice/5.1.6.2$Linux_X86_64 LibreOffice_project/10m0$Build-2</meta:generator>
    <meta:document-statistic meta:table-count="0" meta:image-count="0" meta:object-count="0" meta:page-count="1" meta:paragraph-count="8" meta:word-count="249" meta:character-count="2225" meta:non-whitespace-character-count="1980"/>
  </office:meta>
</office:document-meta>
</file>